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10580000879200001508D21A14F0A9096EB5.svg" manifest:media-type="image/svg+xml"/>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668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7.521cm" fo:min-width="0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notes">
      <style:graphic-properties draw:fill-color="#ffffff" fo:min-height="14cm"/>
    </style:style>
    <style:style style:name="pr5" style:family="presentation" style:parent-style-name="BrightBlue-subtitle">
      <style:graphic-properties draw:fill-color="#ffffff" fo:min-height="11.639cm"/>
    </style:style>
    <style:style style:name="pr6" style:family="presentation" style:parent-style-name="BrightBlue-outline1">
      <style:graphic-properties fo:min-height="8.884cm"/>
    </style:style>
    <style:style style:name="co1" style:family="table-column">
      <style:table-column-properties style:column-width="5.04cm" style:use-optimal-column-width="false"/>
    </style:style>
    <style:style style:name="co2" style:family="table-column">
      <style:table-column-properties style:column-width="5.08cm" style:use-optimal-column-width="false"/>
    </style:style>
    <style:style style:name="ro1" style:family="table-row">
      <style:table-row-properties style:row-height="0.84cm"/>
    </style:style>
    <style:style style:name="ro2" style:family="table-row">
      <style:table-row-properties style:row-height="0.771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P5" style:family="paragraph">
      <loext:graphic-properties draw:fill="none"/>
    </style:style>
    <style:style style:name="P6" style:family="paragraph">
      <loext:graphic-properties draw:fill="none" draw:fill-color="#ffffff"/>
      <style:text-properties fo:font-size="26pt" style:font-size-asian="26pt" style:font-size-complex="26pt"/>
    </style:style>
    <style:style style:name="P7" style:family="paragraph">
      <style:text-properties fo:font-size="26pt"/>
    </style:style>
    <style:style style:name="P8" style:family="paragraph">
      <loext:graphic-properties draw:fill="none" draw:fill-color="#ffffff"/>
      <style:text-properties fo:font-size="26pt"/>
    </style:style>
    <style:style style:name="P9" style:family="paragraph">
      <style:text-properties fo:font-size="24pt" style:font-size-asian="24pt" style:font-size-complex="24pt"/>
    </style:style>
    <style:style style:name="P10" style:family="paragraph">
      <loext:graphic-properties draw:fill="none" draw:fill-color="#ffffff"/>
      <style:text-properties fo:font-size="24pt" style:font-size-asian="24pt" style:font-size-complex="24pt"/>
    </style:style>
    <style:style style:name="P11" style:family="paragraph">
      <loext:graphic-properties draw:fill="none" draw:fill-color="#ffffff"/>
    </style:style>
    <style:style style:name="P12" style:family="paragraph">
      <style:text-properties fo:font-size="16pt" style:font-size-asian="16pt" style:font-size-complex="16pt"/>
    </style:style>
    <style:style style:name="P13" style:family="paragraph">
      <style:paragraph-properties fo:margin-left="0cm" fo:margin-right="0cm" fo:margin-top="0cm" fo:margin-bottom="0cm" fo:line-height="100%" fo:text-indent="0cm"/>
      <style:text-properties fo:font-size="16pt" style:font-size-asian="16pt" style:font-size-complex="16pt"/>
    </style:style>
    <style:style style:name="P14" style:family="paragraph">
      <loext:graphic-properties draw:fill="none" draw:fill-color="#ffffff"/>
      <style:text-properties fo:font-size="16pt" style:font-size-asian="16pt" style:font-size-complex="16pt"/>
    </style:style>
    <style:style style:name="P15" style:family="paragraph">
      <style:text-properties fo:font-size="20pt" style:font-size-asian="20pt" style:font-size-complex="20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fo:font-size="18pt" style:font-size-asian="18pt" style:font-size-complex="18pt"/>
    </style:style>
    <style:style style:name="T5" style:family="text">
      <style:text-properties fo:font-size="26pt" style:font-size-asian="26pt" style:font-size-complex="26pt"/>
    </style:style>
    <style:style style:name="T6" style:family="text">
      <style:text-properties fo:font-weight="bold" style:font-weight-asian="bold" style:font-weight-complex="bold"/>
    </style:style>
    <style:style style:name="T7" style:family="text">
      <style:text-properties fo:font-size="36pt" style:font-size-asian="36pt" style:font-size-complex="36pt"/>
    </style:style>
    <style:style style:name="T8" style:family="text">
      <style:text-properties fo:font-size="36pt" fo:font-weight="bold" style:font-size-asian="36pt" style:font-weight-asian="bold" style:font-size-complex="36pt" style:font-weight-complex="bold"/>
    </style:style>
    <style:style style:name="T9" style:family="text">
      <style:text-properties fo:font-size="36pt" fo:font-weight="normal" style:font-size-asian="36pt" style:font-weight-asian="normal" style:font-size-complex="36pt" style:font-weight-complex="normal"/>
    </style:style>
    <style:style style:name="T10" style:family="text">
      <style:text-properties fo:font-weight="normal" style:font-weight-asian="normal" style:font-weight-complex="normal"/>
    </style:style>
    <style:style style:name="T11" style:family="text">
      <style:text-properties fo:font-size="32pt" style:font-size-asian="32pt" style:font-size-complex="32pt"/>
    </style:style>
    <style:style style:name="T12" style:family="text">
      <style:text-properties fo:background-color="#fff450"/>
    </style:style>
    <style:style style:name="T13" style:family="text">
      <style:text-properties fo:background-color="#faa61a"/>
    </style:style>
    <style:style style:name="T14" style:family="text">
      <style:text-properties fo:background-color="transparent"/>
    </style:style>
    <style:style style:name="T15" style:family="text">
      <style:text-properties fo:font-size="16pt" style:font-size-asian="16pt" style:font-size-complex="16pt"/>
    </style:style>
    <style:style style:name="T16" style:family="text">
      <style:text-properties fo:font-size="20pt" style:font-size-asian="20pt" style:font-size-complex="20pt"/>
    </style:style>
    <style:style style:name="T17"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FIREBASE </text:p>
          </draw:text-box>
        </draw:frame>
        <draw:frame presentation:style-name="pr2" draw:text-style-name="P2" draw:layer="layout" svg:width="25.2cm" svg:height="9.134cm" svg:x="1.4cm" svg:y="3.8cm" presentation:class="subtitle" presentation:user-transformed="true">
          <draw:text-box>
            <text:list text:style-name="L1">
              <text:list-item>
                <text:p text:style-name="P1">With fire base <text:s/>you can Build apps fast, without managing infrastructure</text:p>
              </text:list-item>
            </text:list>
            <text:p text:style-name="P1"/>
            <text:p text:style-name="P1"><text:span text:style-name="T1">Comparison between sql and firebase </text:span></text:p>
            <text:p text:style-name="P1"><text:span text:style-name="T1"/></text:p>
            <text:p text:style-name="P1"><text:span text:style-name="T1">Sql is a relational database with tables containing row and columns</text:span></text:p>
            <text:p text:style-name="P1"><text:span text:style-name="T1">While Firebase is a <text:s/>no sql database data in the form of json </text:span></text:p>
            <text:p text:style-name="P1"><text:span text:style-name="T2"/></text:p>
            <text:p text:style-name="P1"><text:s/></text:p>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office:forms form:automatic-focus="false" form:apply-design-mode="false"/>
        <draw:frame draw:style-name="gr2" draw:text-style-name="P5" draw:layer="layout" svg:width="27.432cm" svg:height="15.918cm" svg:x="0.254cm" svg:y="0.032cm">
          <draw:text-box>
            <text:p><text:span text:style-name="T2"/></text:p>
            <text:p><text:span text:style-name="T2"/></text:p>
            <text:p><text:span text:style-name="T2"/></text:p>
            <text:p><text:span text:style-name="T2"/></text:p>
            <text:p><text:span text:style-name="T2"/></text:p>
            <text:p><text:span text:style-name="T2"/></text:p>
            <text:p><text:span text:style-name="T2">So if we create a table on sql for a customer </text:span></text:p>
            <text:p><text:span text:style-name="T2">How do we know that each one of these columns have valid input what happen if we leave it a blank To prevent this we use schema</text:span></text:p>
            <text:p><text:span text:style-name="T2">Schema: schema is a blue print it defines how the data is organized it defines what the colunm name is what the data type is, weather is required or not</text:span></text:p>
            <text:p><text:span text:style-name="T3"/></text:p>
            <text:p text:style-name="P4"><text:span text:style-name="T4">e.g CREATE TABLE customers(</text:span></text:p>
            <text:p text:style-name="P4"><text:span text:style-name="T4"/></text:p>
            <text:p text:style-name="P4"><text:span text:style-name="T4">ID <text:s/>INT (5) NOTNULL AUTO_INCREMENT,</text:span></text:p>
            <text:p text:style-name="P4"><text:span text:style-name="T4"/></text:p>
            <text:p text:style-name="P4"><text:span text:style-name="T4">FIRS_NAME VARCHAR(100) NOT NULL,</text:span></text:p>
            <text:p text:style-name="P4"><text:span text:style-name="T4"/></text:p>
            <text:p text:style-name="P4"><text:span text:style-name="T4">BIRTHDAY DATE,</text:span></text:p>
            <text:p text:style-name="P4"><text:span text:style-name="T4"/></text:p>
            <text:p text:style-name="P4"><text:span text:style-name="T4">LOCATION VARCHAR (250)</text:span></text:p>
            <text:p text:style-name="P4"><text:span text:style-name="T4"><text:line-break/></text:span><text:span text:style-name="T4">PRIMARY KEY(ID)</text:span></text:p>
            <text:p><text:span text:style-name="T4"/></text:p>
          </draw:text-box>
        </draw:frame>
        <draw:frame draw:style-name="gr3" draw:text-style-name="P6" draw:layer="layout" svg:width="6.192cm" svg:height="1.115cm" svg:x="1.524cm" svg:y="1.425cm">
          <draw:text-box>
            <text:p><text:span text:style-name="T5">SQL REVIEW</text:span></text:p>
          </draw:text-box>
        </draw:frame>
        <presentation:notes draw:style-name="dp2">
          <draw:page-thumbnail draw:style-name="gr1"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1T0">
        <office:forms form:automatic-focus="false" form:apply-design-mode="false"/>
        <draw:frame presentation:style-name="pr5" draw:text-style-name="P3" draw:layer="layout" svg:width="25.2cm" svg:height="11.639cm" svg:x="0.454cm" svg:y="3.601cm" presentation:class="subtitle" presentation:user-transformed="true">
          <draw:text-box>
            <text:p>So if have to insert data in table we will use an insert query,but what happen if we add a coulnm of last_name in a table which is not present in the schema it will give you an error </text:p>
            <text:p>Last name doesn't exist</text:p>
            <text:p>So if we want to insert last name in the schema we have to alter table, so in sql you actually don't know the schema and you are rapidly change your schema and when you are modeling data relational y it might not always fits and this is where the firebase database come into play</text:p>
          </draw:text-box>
        </draw:frame>
        <presentation:notes draw:style-name="dp2">
          <draw:page-thumbnail draw:style-name="gr1" draw:layer="layout" svg:width="17cm" svg:height="9.56cm" svg:x="2cm" svg:y="2.5cm" draw:page-number="3" presentation:class="page"/>
          <draw:frame presentation:style-name="pr4"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6" draw:layer="layout" svg:width="25.2cm" svg:height="9.134cm" svg:x="1.4cm" svg:y="3.8cm" presentation:class="outline">
          <draw:text-box>
            <text:list text:style-name="L3">
              <text:list-header>
                <text:p>Firebase Database is a no sql <text:s/>json database so it is a json</text:p>
                <text:p>data </text:p>
                <text:p>{</text:p>
                <text:p>“customers”:{</text:p>
                <text:p><text:s text:c="6"/>“customer_one”:{</text:p>
                <text:p><text:s text:c="15"/>“first_name”: “ali”,</text:p>
                <text:p><text:s text:c="16"/>“birthday”: 10,</text:p>
                <text:p><text:s text:c="16"/>“location”:”sf”</text:p>
                <text:p><text:s text:c="6"/>}</text:p>
                <text:p><text:s text:c="2"/>}</text:p>
                <text:p>}</text:p>
              </text:list-header>
            </text:list>
          </draw:text-box>
        </draw:frame>
        <draw:frame draw:style-name="gr3" draw:text-style-name="P8" draw:layer="layout" svg:width="5.053cm" svg:height="1.115cm" svg:x="1.27cm" svg:y="1.438cm">
          <draw:text-box>
            <text:p text:style-name="P7">FIREBASE</text:p>
          </draw:text-box>
        </draw:frame>
        <presentation:notes draw:style-name="dp2">
          <draw:page-thumbnail draw:style-name="gr1" draw:layer="layout" svg:width="17cm" svg:height="9.56cm" svg:x="2cm" svg:y="2.5cm" draw:page-number="4" presentation:class="page"/>
          <draw:frame presentation:style-name="pr4"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6" draw:layer="layout" svg:width="25.2cm" svg:height="9.134cm" svg:x="1.4cm" svg:y="3.8cm" presentation:class="outline">
          <draw:text-box>
            <text:list text:style-name="L3">
              <text:list-header>
                <text:p>How to validate your data in firebase as we did in a sql?</text:p>
              </text:list-header>
              <text:list-item>
                <text:p>Firebase database is a schema less database and have no schema. In sql you have schema where you validate your input so how firebase handle it?</text:p>
                <text:p/>
              </text:list-item>
              <text:list-item>
                <text:p>Firebase have <text:span text:style-name="T6">Security rules</text:span> where we can validate our data like which users can access your data how your data be place in a database </text:p>
                <text:p/>
              </text:list-item>
            </text:list>
          </draw:text-box>
        </draw:frame>
        <draw:frame draw:style-name="gr3" draw:text-style-name="P8" draw:layer="layout" svg:width="19.747cm" svg:height="1.115cm" svg:x="0.762cm" svg:y="1.27cm">
          <draw:text-box>
            <text:p text:style-name="P7">HOW WE CAN VALIDATE DATA IN FIREBASE</text:p>
          </draw:text-box>
        </draw:frame>
        <presentation:notes draw:style-name="dp2">
          <draw:page-thumbnail draw:style-name="gr1" draw:layer="layout" svg:width="17cm" svg:height="9.56cm" svg:x="2cm" svg:y="2.5cm" draw:page-number="5" presentation:class="page"/>
          <draw:frame presentation:style-name="pr4"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ype of Security Rules Firebase</text:p>
          </draw:text-box>
        </draw:frame>
        <draw:frame presentation:style-name="pr6" draw:layer="layout" svg:width="25.2cm" svg:height="11.694cm" svg:x="1.4cm" svg:y="3.8cm" presentation:class="outline" presentation:user-transformed="true">
          <draw:text-box>
            <text:list text:style-name="L3">
              <text:list-item>
                <text:p><text:span text:style-name="T7">There are four basic types of security Rules </text:span></text:p>
              </text:list-item>
              <text:list-item>
                <text:p><text:span text:style-name="T8">.read</text:span><text:span text:style-name="T7">: Describe if and when data is allowed to be read by users.</text:span></text:p>
              </text:list-item>
              <text:list-item>
                <text:p><text:span text:style-name="T8">.write: </text:span><text:span text:style-name="T9">Describes if and when data is allowed to be written.</text:span></text:p>
              </text:list-item>
              <text:list-item>
                <text:p><text:span text:style-name="T8">.validate:</text:span><text:span text:style-name="T9"> Defines what </text:span><text:span text:style-name="T9"><text:tab/></text:span><text:span text:style-name="T9">a correctly formatted value will look like, whether it has child attributes, and the data type.</text:span></text:p>
              </text:list-item>
              <text:list-item>
                <text:p><text:span text:style-name="T8">.indexOn: </text:span><text:span text:style-name="T9">specifies a child to index to support ordering and querring.</text:span></text:p>
              </text:list-item>
              <text:list-item>
                <text:p><text:span text:style-name="T10">e.g {</text:span></text:p>
                <text:p><text:span text:style-name="T10"><text:s text:c="3"/>“</text:span><text:span text:style-name="T10">rules”:{</text:span></text:p>
                <text:p><text:span text:style-name="T10"><text:s text:c="5"/>“</text:span><text:span text:style-name="T10">customers”:{</text:span></text:p>
                <text:p><text:span text:style-name="T10"><text:s text:c="13"/>“</text:span><text:span text:style-name="T10">uid”:{</text:span></text:p>
                <text:p><text:span text:style-name="T10"><text:s text:c="17"/>“</text:span><text:span text:style-name="T10">.validate”: “newData.child(‘firstName’).isString()&amp;&amp;</text:span></text:p>
                <text:p><text:span text:style-name="T10"><text:s text:c="36"/></text:span><text:span text:style-name="T10">newData.child(‘birthday’).isNumber()&amp;&amp;</text:span></text:p>
                <text:p><text:span text:style-name="T10"><text:s/></text:span><text:span text:style-name="T10"><text:tab/></text:span><text:span text:style-name="T10"><text:tab/></text:span><text:span text:style-name="T10"><text:tab/></text:span><text:span text:style-name="T10"><text:tab/></text:span><text:span text:style-name="T10"><text:tab/></text:span><text:span text:style-name="T10"> <text:s text:c="2"/></text:span><text:span text:style-name="T10"><text:tab/></text:span><text:span text:style-name="T10"><text:tab/></text:span><text:span text:style-name="T10"><text:tab/></text:span><text:span text:style-name="T10"> <text:s text:c="25"/></text:span><text:span text:style-name="T10">newData.child(‘location’).isString()”</text:span></text:p>
                <text:p><text:span text:style-name="T10"><text:s text:c="18"/></text:span><text:span text:style-name="T10">}</text:span></text:p>
                <text:list>
                  <text:list-header>
                    <text:p><text:span text:style-name="T10"><text:s text:c="5"/></text:span><text:span text:style-name="T10">}</text:span></text:p>
                  </text:list-header>
                </text:list>
                <text:p><text:span text:style-name="T10">}</text:span></text:p>
                <text:p><text:span text:style-name="T10"/></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4"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6" draw:layer="layout" svg:width="25.2cm" svg:height="9.134cm" svg:x="1.4cm" svg:y="3.8cm" presentation:class="outline">
          <draw:text-box>
            <text:list text:style-name="L3">
              <text:list-header>
                <text:p>Insert data in firebase database:</text:p>
                <text:p>e.g </text:p>
                <text:p><text:span text:style-name="T1">const db = firebase.database();</text:span></text:p>
                <text:p><text:span text:style-name="T1">const customers = db.ref().child(“customers”);</text:span></text:p>
                <text:p><text:span text:style-name="T1">const primarykey = “customer_one”;</text:span></text:p>
                <text:p><text:span text:style-name="T1">customers.child(primaryKey).set({</text:span></text:p>
                <text:p><text:span text:style-name="T1">“</text:span><text:span text:style-name="T1">firstName”:”ali”,</text:span></text:p>
                <text:p><text:span text:style-name="T1">“</text:span><text:span text:style-name="T1">lastName”:”ali”,</text:span></text:p>
                <text:p><text:span text:style-name="T1">“</text:span><text:span text:style-name="T1">location”:”karachi”</text:span></text:p>
                <text:p><text:span text:style-name="T1">})</text:span></text:p>
                <text:p><text:span text:style-name="T2"/></text:p>
                <text:p/>
              </text:list-header>
            </text:list>
          </draw:text-box>
        </draw:frame>
        <draw:frame draw:style-name="gr3" draw:text-style-name="P10" draw:layer="layout" svg:width="10.548cm" svg:height="1.047cm" svg:x="1.27cm" svg:y="1.438cm">
          <draw:text-box>
            <text:p text:style-name="P9"><text:span text:style-name="T1">INSERT DATA FIREBASE </text:span></text:p>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4"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How to query data in firebase as we did in sql</text:p>
          </draw:text-box>
        </draw:frame>
        <draw:frame presentation:style-name="pr6" draw:text-style-name="P9" draw:layer="layout" svg:width="25.2cm" svg:height="9.134cm" svg:x="1.4cm" svg:y="3.8cm" presentation:class="outline">
          <draw:text-box>
            <text:list text:style-name="L3">
              <text:list-header>
                <text:p text:style-name="P9"><text:span text:style-name="T1">A sql query :</text:span></text:p>
              </text:list-header>
              <text:list-item>
                <text:p text:style-name="P9"><text:span text:style-name="T1">SELECT * FROM Events <text:s/>WHERE Name == “firebasemeetup”</text:span></text:p>
                <text:p text:style-name="P9"><text:span text:style-name="T1"/></text:p>
                <text:p text:style-name="P9"><text:span text:style-name="T1"/></text:p>
                <text:p text:style-name="P9"><text:span text:style-name="T11">How we can do this query in firebase ?</text:span></text:p>
                <text:p text:style-name="P9"><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4"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Query on Firebase</text:p>
          </draw:text-box>
        </draw:frame>
        <draw:frame presentation:style-name="pr6" draw:layer="layout" svg:width="25.2cm" svg:height="9.134cm" svg:x="1.4cm" svg:y="3.8cm" presentation:class="outline" presentation:user-transformed="true">
          <draw:text-box>
            <text:list text:style-name="L3">
              <text:list-header>
                <text:p>Const db = firebase.database();</text:p>
                <text:p>const eventRef = db.child(‘events’);</text:p>
                <text:p>eventRef.<text:span text:style-name="T12">orderFunction()</text:span>.<text:span text:style-name="T13">queryFunction();</text:span></text:p>
                <text:p><text:span text:style-name="T14"/></text:p>
                <text:p><text:span text:style-name="T14">eventRef.orderByKey().limitToFirst(10).</text:span></text:p>
              </text:list-header>
              <text:list-item>
                <text:p><text:span text:style-name="T14">Order Function:</text:span></text:p>
                <text:p><text:span text:style-name="T14">There are four type of ordering function that we can use </text:span></text:p>
                <text:p><text:span text:style-name="T14"/></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4"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ORDERING FUNCTIONS</text:p>
          </draw:text-box>
        </draw:frame>
        <draw:frame presentation:style-name="pr6" draw:layer="layout" svg:width="25.2cm" svg:height="9.134cm" svg:x="1.4cm" svg:y="3.8cm" presentation:class="outline" presentation:user-transformed="true">
          <draw:text-box>
            <text:list text:style-name="L4">
              <text:list-header>
                <text:p>There are four ordering functions that we can use </text:p>
              </text:list-header>
              <text:list-item>
                <text:p>OrderByKey()</text:p>
              </text:list-item>
              <text:list-item>
                <text:p>orderByChild(‘child_porperty’)</text:p>
              </text:list-item>
              <text:list-item>
                <text:p>OrderByValue() <text:span text:style-name="T15">can be use for numeric value etc</text:span></text:p>
              </text:list-item>
              <text:list-item>
                <text:p>orderByPriority()</text:p>
              </text:list-item>
            </text:list>
            <text:list text:style-name="L3">
              <text:list-header>
                <text:p/>
                <text:p/>
              </text:list-header>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4"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QUERYING FUNCTION</text:p>
          </draw:text-box>
        </draw:frame>
        <draw:frame presentation:style-name="pr6" draw:layer="layout" svg:width="25.2cm" svg:height="9.134cm" svg:x="1.4cm" svg:y="3.8cm" presentation:class="outline">
          <draw:text-box>
            <text:list text:style-name="L3">
              <text:list-header>
                <text:p>The querying functions that we can use are</text:p>
              </text:list-header>
              <text:list-item>
                <text:p>startAt(‘value’)</text:p>
              </text:list-item>
              <text:list-item>
                <text:p>endAt(‘value’)</text:p>
              </text:list-item>
              <text:list-item>
                <text:p>equalTo(‘child_key’) <text:span text:style-name="T15">like where in sql</text:span></text:p>
              </text:list-item>
              <text:list-item>
                <text:p>LimitToFirst(10)</text:p>
              </text:list-item>
              <text:list-item>
                <text:p>LimitToLas(10)</text:p>
                <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4"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BACK TO THE QUERRY</text:p>
          </draw:text-box>
        </draw:frame>
        <draw:frame presentation:style-name="pr6" draw:layer="layout" svg:width="25.2cm" svg:height="9.134cm" svg:x="1.4cm" svg:y="3.8cm" presentation:class="outline">
          <draw:text-box>
            <text:list text:style-name="L3">
              <text:list-header>
                <text:p>Const db = firebase.database()</text:p>
                <text:p>const events = db.child(‘events);</text:p>
                <text:p>const query = events</text:p>
                <text:p><text:s text:c="27"/>.orderByChild(“name”)</text:p>
                <text:p><text:s text:c="28"/>.equalTo(“firebaseMeetup”)</text:p>
                <text:p><text:s text:c="28"/>.limitToFirst(1);</text:p>
                <text:p>querry.on(‘value’ , snap = &gt; { </text:p>
                <text:p>//render data to html</text:p>
                <text:p>});</text:p>
              </text:list-header>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4" draw:text-style-name="P3"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074cm" svg:y="0cm" presentation:class="title" presentation:user-transformed="true">
          <draw:text-box>
            <text:p>Sql querying in to firebase querying</text:p>
          </draw:text-box>
        </draw:frame>
        <draw:frame draw:style-name="standard" draw:layer="layout" svg:width="25.239cm" svg:height="2.573cm" svg:x="0.508cm" svg:y="4.293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ext:p>UID</text:p>
              </table:table-cell>
              <table:table-cell>
                <text:p>Name</text:p>
              </table:table-cell>
              <table:table-cell>
                <text:p>Email</text:p>
              </table:table-cell>
              <table:table-cell>
                <text:p>Age</text:p>
              </table:table-cell>
              <table:table-cell>
                <text:p>Location</text:p>
              </table:table-cell>
            </table:table-row>
            <table:table-row table:style-name="ro2" table:default-cell-style-name="gray2">
              <table:table-cell>
                <text:p>1</text:p>
              </table:table-cell>
              <table:table-cell>
                <text:p>“mubashir”</text:p>
              </table:table-cell>
              <table:table-cell>
                <text:p>fire@work.com</text:p>
              </table:table-cell>
              <table:table-cell>
                <text:p>22</text:p>
              </table:table-cell>
              <table:table-cell>
                <text:p>karachi</text:p>
              </table:table-cell>
            </table:table-row>
            <table:table-row table:style-name="ro2" table:default-cell-style-name="gray1">
              <table:table-cell>
                <text:p>9</text:p>
              </table:table-cell>
              <table:table-cell>
                <text:p>hamza</text:p>
              </table:table-cell>
              <table:table-cell>
                <text:p>hamza@h.com</text:p>
              </table:table-cell>
              <table:table-cell>
                <text:p>22</text:p>
              </table:table-cell>
              <table:table-cell>
                <text:p>spain</text:p>
              </table:table-cell>
            </table:table-row>
          </table:table>
          <draw:image xlink:href="Pictures/TablePreview1.svm" xlink:type="simple" xlink:show="embed" xlink:actuate="onLoad"/>
        </draw:frame>
        <draw:frame draw:style-name="gr3" draw:text-style-name="P11" draw:layer="layout" svg:width="5.399cm" svg:height="0.848cm" svg:x="9.652cm" svg:y="3.302cm">
          <draw:text-box>
            <text:list text:style-name="L2">
              <text:list-item>
                <text:p>#user table sql </text:p>
              </text:list-item>
            </text:list>
          </draw:text-box>
        </draw:frame>
        <draw:frame draw:style-name="gr3" draw:text-style-name="P11" draw:layer="layout" svg:width="13.354cm" svg:height="6.221cm" svg:x="0.87cm" svg:y="8.003cm">
          <draw:text-box>
            <text:p>Queries that we will learn </text:p>
            <text:p/>
            <text:p>#1) select a user by UID.</text:p>
            <text:p>#2. Find a user by email address</text:p>
            <text:p>#3. Limit to 10 users </text:p>
            <text:p>#4. Get all users name that start with <text:s/>‘D’</text:p>
            <text:p>#5. Get all users who are less than 50 </text:p>
            <text:p>#6)Get all users who are between 20 and 100</text:p>
            <text:p>#7 get all users who are 22 and live in karachi</text:p>
            <text:p/>
          </draw:text-box>
        </draw:frame>
        <draw:frame draw:style-name="gr3" draw:text-style-name="P11" draw:layer="layout" svg:width="13.354cm" svg:height="6.221cm" svg:x="0.87cm" svg:y="8.004cm">
          <draw:text-box>
            <text:p>Queries that we will learn </text:p>
            <text:p/>
            <text:p>#1) select a user by UID.</text:p>
            <text:p>#2. Find a user by email address</text:p>
            <text:p>#3. Limit to 10 users </text:p>
            <text:p>#4. Get all users name that start with <text:s/>‘D’</text:p>
            <text:p>#5. Get all users who are less than 50 </text:p>
            <text:p>#6)Get all users who are between 20 and 100</text:p>
            <text:p>#7 get all users who are 22 and live in karachi</text:p>
            <text:p/>
          </draw:text-box>
        </draw:frame>
        <draw:frame draw:style-name="gr4" draw:text-style-name="P14" draw:layer="layout" svg:width="11.628cm" svg:height="8.731cm" svg:x="14.788cm" svg:y="6.961cm">
          <draw:text-box>
            <text:p text:style-name="P12"><text:span text:style-name="T15">{</text:span></text:p>
            <text:p text:style-name="P12"><text:span text:style-name="T15">“</text:span><text:span text:style-name="T15">users”:{</text:span></text:p>
            <text:p text:style-name="P12"><text:span text:style-name="T15">“</text:span><text:span text:style-name="T15">1”:{</text:span></text:p>
            <text:p text:style-name="P12"><text:span text:style-name="T15">“</text:span><text:span text:style-name="T15">name”:”mubashir”,</text:span></text:p>
            <text:p text:style-name="P12"><text:span text:style-name="T15">“</text:span><text:span text:style-name="T15">email”:”fire@work.com”</text:span></text:p>
            <text:p text:style-name="P12"><text:span text:style-name="T15">“</text:span><text:span text:style-name="T15">age”:22,</text:span></text:p>
            <text:p text:style-name="P12"><text:span text:style-name="T15">“</text:span><text:span text:style-name="T15">location:”karachi”</text:span></text:p>
            <text:p text:style-name="P12"><text:span text:style-name="T15"><text:s text:c="3"/></text:span><text:span text:style-name="T15">},</text:span></text:p>
            <text:p text:style-name="P13"><text:span text:style-name="T15">9”:{</text:span></text:p>
            <text:p text:style-name="P13"><text:span text:style-name="T15">“</text:span><text:span text:style-name="T15">name”:”hamza”,</text:span></text:p>
            <text:p text:style-name="P13"><text:span text:style-name="T15">“</text:span><text:span text:style-name="T15">email”:”hamza@h.com”</text:span></text:p>
            <text:p text:style-name="P13"><text:span text:style-name="T15">“</text:span><text:span text:style-name="T15">age”:22,</text:span></text:p>
            <text:p text:style-name="P13"><text:span text:style-name="T15">“</text:span><text:span text:style-name="T15">location:”karachi”</text:span></text:p>
            <text:p text:style-name="P12"><text:span text:style-name="T15"><text:s text:c="3"/></text:span><text:span text:style-name="T15">}</text:span></text:p>
            <text:p text:style-name="P12"><text:span text:style-name="T15"><text:s/></text:span><text:span text:style-name="T15">}</text:span></text:p>
            <text:p text:style-name="P12"><text:span text:style-name="T15">}</text:span></text:p>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4" draw:text-style-name="P3"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QL TO FIREBASE</text:p>
          </draw:text-box>
        </draw:frame>
        <draw:frame presentation:style-name="pr6" draw:layer="layout" svg:width="25.2cm" svg:height="11.95cm" svg:x="1.4cm" svg:y="3.8cm" presentation:class="outline" presentation:user-transformed="true">
          <draw:text-box>
            <text:list text:style-name="L3">
              <text:list-item>
                <text:p><text:span text:style-name="T1">Select a user by uid.</text:span></text:p>
                <text:p><text:span text:style-name="T16">#sql: SELECT * FROM Users Where <text:s/>UID =1;</text:span></text:p>
                <text:p><text:span text:style-name="T16">#firebase</text:span></text:p>
                <text:p><text:span text:style-name="T16">constr </text:span><text:span text:style-name="T17">rootRef</text:span><text:span text:style-name="T16"> = firebase.database().ref();</text:span></text:p>
                <text:p><text:span text:style-name="T16">const </text:span><text:span text:style-name="T17">oneRef</text:span><text:span text:style-name="T16"> = rootRef.child(“users”).child(1)</text:span></text:p>
              </text:list-item>
              <text:list-item>
                <text:p><text:span text:style-name="T1">Select a user by <text:s/>email address;</text:span></text:p>
                <text:p><text:span text:style-name="T4">#sql: SELECTM* FROM Users where email =“</text:span><text:span text:style-name="T4"><text:a xlink:href="mailto:fire@work.com" xlink:type="simple">fire@work.com</text:a></text:span><text:span text:style-name="T4">”;</text:span></text:p>
                <text:p><text:span text:style-name="T4"><text:s/></text:span><text:span text:style-name="T4">#Firebase: </text:span></text:p>
                <text:p><text:span text:style-name="T4">const twoRef= rootRef.child(“users”).orderByChild(“email”).equalTo(“</text:span><text:span text:style-name="T4"><text:a xlink:href="mailto:fire@work.com" xlink:type="simple">fire@work.com</text:a></text:span><text:span text:style-name="T4">”);</text:span></text:p>
                <text:p><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4" draw:text-style-name="P3"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NT….</text:p>
          </draw:text-box>
        </draw:frame>
        <draw:frame presentation:style-name="pr6" draw:text-style-name="P15" draw:layer="layout" svg:width="25.2cm" svg:height="9.134cm" svg:x="1.4cm" svg:y="3.8cm" presentation:class="outline">
          <draw:text-box>
            <text:list text:style-name="L3">
              <text:list-item>
                <text:p text:style-name="P15"><text:span text:style-name="T16">Limit to 10 users :</text:span></text:p>
                <text:p text:style-name="P15"><text:span text:style-name="T16">#sql: SELECT * FROM Users LIMIT 10;</text:span></text:p>
                <text:p text:style-name="P15"><text:span text:style-name="T16">#Firebase: </text:span></text:p>
                <text:p text:style-name="P15"><text:span text:style-name="T16"><text:s/></text:span><text:span text:style-name="T16">const thirdRef = rootRef.child(“users”).limitToFirst(10);</text:span></text:p>
              </text:list-item>
              <text:list-item>
                <text:p text:style-name="P15"><text:span text:style-name="T16">Get all user whose name starts with “m”</text:span></text:p>
                <text:p text:style-name="P15"><text:span text:style-name="T16">#Sql: SELECT * FROM Users WHERE name LIKE ‘M’;</text:span></text:p>
                <text:p text:style-name="P15"><text:span text:style-name="T16">#Firebase: </text:span></text:p>
                <text:p text:style-name="P15"><text:span text:style-name="T16"><text:s/></text:span><text:span text:style-name="T16">const fourthRef = rootRef.child(“users”).orderByChild(“name”).startAt(‘m’);</text:span></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4" draw:text-style-name="P3"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NT….</text:p>
          </draw:text-box>
        </draw:frame>
        <draw:frame presentation:style-name="pr6" draw:layer="layout" svg:width="25.2cm" svg:height="9.134cm" svg:x="1.4cm" svg:y="3.8cm" presentation:class="outline">
          <draw:text-box>
            <text:list text:style-name="L3">
              <text:list-item>
                <text:p>Get all users who are less than 50</text:p>
                <text:p><text:span text:style-name="T16">#sql: SELECT * FROM Users WHERE age &lt;50;</text:span></text:p>
                <text:p><text:span text:style-name="T16">#Firebase:</text:span></text:p>
                <text:p><text:span text:style-name="T16">const fiveRef = rootRef.orderByChild(“age”).endAt(49);</text:span></text:p>
              </text:list-item>
              <text:list-item>
                <text:p>Get all users who are between 20 and 100</text:p>
                <text:p><text:span text:style-name="T16">#sql SELECT * FROM Users Where age &gt;= 20 &amp;&amp;&lt;=100;</text:span></text:p>
                <text:p><text:span text:style-name="T16"><text:s/></text:span><text:span text:style-name="T16">#Firebase</text:span></text:p>
                <text:p><text:span text:style-name="T16"><text:s/></text:span><text:span text:style-name="T16">const sixRef = rootRef.orderByChild(“age”).startAt(20).endAt(100)</text:span></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4" draw:text-style-name="P3"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hat I Learn from firebase and sql</text:p>
          </draw:text-box>
        </draw:frame>
        <draw:frame presentation:style-name="pr6" draw:layer="layout" svg:width="25.2cm" svg:height="9.134cm" svg:x="1.4cm" svg:y="3.8cm" presentation:class="outline" presentation:user-transformed="true">
          <draw:text-box>
            <text:list text:style-name="L3">
              <text:list-header>
                <text:p>The Main difference between sql database and firebase database is flexibility and intergrity </text:p>
              </text:list-header>
              <text:list-item>
                <text:p>Sql is not flexible as compare to firebase but its integrity is good.</text:p>
              </text:list-item>
              <text:list-item>
                <text:p>Firebase is very flexible but its integrity its depand on the developer how they use the security rules</text:p>
                <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4"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3T11:27:20.023851587</meta:creation-date>
    <meta:editing-duration>PT16M26S</meta:editing-duration>
    <meta:editing-cycles>7</meta:editing-cycles>
    <meta:generator>LibreOffice/6.0.3.2$Linux_X86_64 LibreOffice_project/00m0$Build-2</meta:generator>
    <dc:title>Bright Blue</dc:title>
    <dc:date>2018-09-23T18:30:34.436597116</dc:date>
    <meta:document-statistic meta:object-count="93"/>
  </office:meta>
</office:document-meta>
</file>